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25-02-1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24-02-2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23-01-2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21-12-0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20-12-1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20-01-1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18-12-1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18-01-0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16-12-22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2824" calcext:value-type="float">
            <text:p>63.7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15-12-1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14-12-0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14-01-1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14" calcext:value-type="float">
            <text:p>60.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13-01-1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11-12-0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11-01-1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0992" calcext:value-type="float">
            <text:p>62.8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10-01-2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4272" calcext:value-type="float">
            <text:p>66.1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09-01-2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08-02-05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07-01-2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2688" calcext:value-type="float">
            <text:p>65.7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06-01-2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05-01-1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04-02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03-01-30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02-01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01-01-1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2000-02-0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2136" calcext:value-type="float">
            <text:p>71.1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199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199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1997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1996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199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199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199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199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6128" calcext:value-type="float">
            <text:p>74.1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199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199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1986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24095330701</text:p>
          </table:table-cell>
          <table:table-cell office:value-type="string" calcext:value-type="string">
            <text:p>JY-65-28-506</text:p>
          </table:table-cell>
          <table:table-cell office:value-type="string" calcext:value-type="string">
            <text:p>1969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